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51cm" svg:stroke-color="#000000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Line_20_with_20_Fine_20_Dots" svg:stroke-width="0.051cm" svg:stroke-color="#000000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Line_20_with_20_Fine_20_Dots" svg:stroke-width="0.051cm" svg:stroke-color="#000000" draw:marker-end="Arrow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Line_20_with_20_Fine_20_Dots" svg:stroke-width="0.051cm" svg:stroke-color="#6666ff" draw:marker-end="Arrow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Line_20_with_20_Fine_20_Dots" svg:stroke-width="0.051cm" svg:stroke-color="#000000" draw:marker-end="Arrow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Line_20_with_20_Fine_20_Dots" svg:stroke-width="0.051cm" svg:stroke-color="#000000" draw:marker-end="Arrow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Line_20_with_20_Fine_20_Dots" svg:stroke-width="0.051cm" svg:stroke-color="#000000" draw:marker-end="Arrow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Line_20_with_20_Fine_20_Dots" svg:stroke-width="0.102cm" svg:stroke-color="#000000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66ff"/>
    </style:style>
    <style:style style:name="T1" style:family="text">
      <style:text-properties fo:color="#00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8.509cm" svg:height="2.921cm" svg:x="6.207cm" svg:y="2.905cm">
          <text:p text:style-name="P1">“index.html”</text:p>
          <text:p text:style-name="P1">(phonebook.html)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7.239cm" svg:height="3.048cm" svg:x="6.842cm" svg:y="8.493cm">
          <text:p text:style-name="P1">Navigaton controller</text:p>
          <text:p text:style-name="P1">(app.js)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334cm" svg:height="2.54cm" svg:x="3.159cm" svg:y="14.97cm">
          <text:p text:style-name="P1">main.html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334cm" svg:height="2.54cm" svg:x="12.43cm" svg:y="14.97cm">
          <text:p text:style-name="P1">details.html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89cm" svg:height="1.723cm" svg:x="10.602cm" svg:y="11.848cm">
          <draw:text-box>
            <text:p text:style-name="P2"><text:span text:style-name="T1">Select sub-view</text:span></text:p>
            <text:p text:style-name="P2"><text:span text:style-name="T1"><text:s text:c="3"/></text:span><text:span text:style-name="T1">based on url</text:span></text:p>
          </draw:text-box>
        </draw:frame>
        <draw:custom-shape draw:style-name="gr5" draw:text-style-name="P1" xml:id="id3" draw:id="id3" draw:layer="layout" svg:width="5.842cm" svg:height="2.794cm" svg:x="2.905cm" svg:y="20.177cm">
          <text:p text:style-name="P1">Controller for the</text:p>
          <text:p text:style-name="P1">main.html</text:p>
          <text:p text:style-name="P1">(MainController.js)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6.096cm" svg:height="2.794cm" svg:x="12.049cm" svg:y="20.177cm">
          <text:p text:style-name="P1">Controller for the</text:p>
          <text:p text:style-name="P1">details.html</text:p>
          <text:p text:style-name="P1">(DetailsController.js)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8.763cm" svg:height="3.951cm" svg:x="6.009cm" svg:y="24.227cm">
          <text:p text:style-name="P1">Services to provide common</text:p>
          <text:p text:style-name="P1">Functionality</text:p>
          <text:p text:style-name="P1">(RestServices.js</text:p>
          <text:p text:style-name="P1">&amp;</text:p>
          <text:p text:style-name="P1">SharePersonDataService.js)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207cm" svg:height="4.064cm" svg:x="1.254cm" svg:y="8.493cm">
          <text:p text:style-name="P1">Directives to</text:p>
          <text:p text:style-name="P1">render</text:p>
          <text:p text:style-name="P1">re-usable</text:p>
          <text:p text:style-name="P1">Components</text:p>
          <text:p text:style-name="P1">(AddDirectives.js)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74cm" svg:height="3.145cm" svg:x="14.852cm" svg:y="2.808cm">
          <draw:text-box>
            <text:p text:style-name="P2"><text:span text:style-name="T1">Include all the</text:span></text:p>
            <text:p text:style-name="P2"><text:span text:style-name="T1">scripts here.</text:span></text:p>
            <text:p text:style-name="P2"><text:span text:style-name="T1">This is the</text:span></text:p>
            <text:p text:style-name="P2"><text:span text:style-name="T1">Source for SPA</text:span></text:p>
          </draw:text-box>
        </draw:frame>
        <draw:connector draw:style-name="gr8" draw:text-style-name="P1" draw:layer="layout" svg:x1="3.159cm" svg:y1="16.24cm" svg:x2="3.857cm" svg:y2="12.557cm" draw:start-shape="id1" draw:start-glue-point="3" draw:end-shape="id2" draw:end-glue-point="2" svg:d="m3159 16240h-526v-2476h1224v-1207" svg:viewBox="0 0 1225 3684">
          <text:p/>
        </draw:connector>
        <draw:connector draw:style-name="gr8" draw:text-style-name="P1" draw:layer="layout" svg:x1="5.826cm" svg:y1="17.51cm" svg:x2="5.826cm" svg:y2="20.177cm" draw:start-shape="id1" draw:start-glue-point="2" draw:end-shape="id3" svg:d="m5826 17510v2667" svg:viewBox="0 0 1 2668">
          <text:p/>
        </draw:connector>
        <draw:connector draw:style-name="gr8" draw:text-style-name="P1" draw:layer="layout" svg:x1="15.097cm" svg:y1="17.51cm" svg:x2="15.097cm" svg:y2="20.177cm" draw:start-shape="id4" draw:start-glue-point="2" draw:end-shape="id5" draw:end-glue-point="0" svg:d="m15097 17510v2667" svg:viewBox="0 0 1 2668">
          <text:p/>
        </draw:connector>
        <draw:connector draw:style-name="gr8" draw:text-style-name="P1" draw:layer="layout" svg:x1="10.461cm" svg:y1="11.541cm" svg:x2="8.493cm" svg:y2="16.24cm" draw:start-shape="id6" draw:start-glue-point="2" draw:end-shape="id1" draw:end-glue-point="1" svg:d="m10461 11541v4699h-1968" svg:viewBox="0 0 1969 4700">
          <text:p/>
        </draw:connector>
        <draw:connector draw:style-name="gr8" draw:text-style-name="P1" draw:layer="layout" svg:x1="10.461cm" svg:y1="11.541cm" svg:x2="12.43cm" svg:y2="16.24cm" draw:start-shape="id6" draw:start-glue-point="2" draw:end-shape="id4" draw:end-glue-point="3" svg:d="m10461 11541v4699h1969" svg:viewBox="0 0 1970 4700">
          <text:p/>
        </draw:connector>
        <draw:connector draw:style-name="gr8" draw:text-style-name="P1" draw:layer="layout" svg:x1="10.461cm" svg:y1="5.826cm" svg:x2="10.461cm" svg:y2="8.493cm" draw:start-shape="id7" draw:end-shape="id6" svg:d="m10461 5826v2667" svg:viewBox="0 0 1 2668">
          <text:p/>
        </draw:connector>
        <draw:connector draw:style-name="gr8" draw:text-style-name="P1" draw:layer="layout" svg:x1="8.747cm" svg:y1="21.574cm" svg:x2="10.39cm" svg:y2="24.227cm" draw:start-shape="id3" draw:start-glue-point="1" draw:end-shape="id8" svg:d="m8747 21574h1643v2653" svg:viewBox="0 0 1644 2654">
          <text:p/>
        </draw:connector>
        <draw:connector draw:style-name="gr8" draw:text-style-name="P1" draw:layer="layout" svg:x1="12.049cm" svg:y1="21.574cm" svg:x2="10.39cm" svg:y2="24.227cm" draw:start-shape="id5" draw:start-glue-point="3" draw:end-shape="id8" svg:d="m12049 21574h-1659v2653" svg:viewBox="0 0 1660 26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1T14:49:18.390056803</meta:creation-date>
    <dc:date>2014-02-21T15:35:12.363690214</dc:date>
    <meta:editing-duration>PT32M40S</meta:editing-duration>
    <meta:editing-cycles>22</meta:editing-cycles>
    <meta:generator>LibreOffice/4.1.3.2$Linux_X86_64 LibreOffice_project/410m0$Build-2</meta:generator>
    <meta:document-statistic meta:object-count="18"/>
  </office:meta>
</office:document-meta>
</file>